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82cm" fo:min-width="4.00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Mono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08cm" svg:height="5.732cm" svg:x="3.136cm" svg:y="5.438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08cm" svg:height="5.732cm" svg:x="13.915cm" svg:y="5.388cm">
          <text:p text:style-name="P1">Client</text:p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8.962cm" svg:height="5.81cm" draw:transform="skewX (7.15318244440475E-017) rotate (2.57558237716803) translate (12.9549544133606cm 10.0494241640541cm)" svg:viewBox="0 0 8963 5811" svg:d="M0 5811c5573 0 8963-5811 8963-5811">
          <text:p/>
        </draw:path>
        <draw:frame draw:style-name="gr3" draw:text-style-name="P2" draw:layer="layout" svg:width="3.169cm" svg:height="0.971cm" svg:x="9.358cm" svg:y="2.401cm">
          <draw:text-box>
            <text:p><text:span text:style-name="T1">request</text:span></text:p>
          </draw:text-box>
        </draw:frame>
        <draw:line draw:style-name="gr4" draw:text-style-name="P1" draw:layer="layout" svg:x1="7.889cm" svg:y1="5.684cm" svg:x2="13.621cm" svg:y2="5.684cm">
          <text:p/>
        </draw:line>
        <draw:frame draw:style-name="gr5" draw:text-style-name="P2" draw:layer="layout" svg:width="3.55cm" svg:height="0.971cm" svg:x="9.064cm" svg:y="4.606cm">
          <draw:text-box>
            <text:p><text:span text:style-name="T1">question</text:span></text:p>
          </draw:text-box>
        </draw:frame>
        <draw:line draw:style-name="gr4" draw:text-style-name="P1" draw:layer="layout" svg:x1="7.938cm" svg:y1="9.162cm" svg:x2="13.621cm" svg:y2="9.162cm">
          <text:p/>
        </draw:line>
        <draw:line draw:style-name="gr4" draw:text-style-name="P1" draw:layer="layout" svg:x1="13.572cm" svg:y1="11.073cm" svg:x2="8.379cm" svg:y2="11.073cm">
          <text:p/>
        </draw:line>
        <draw:path draw:style-name="gr2" draw:text-style-name="P1" draw:layer="layout" svg:width="8.437cm" svg:height="7.017cm" draw:transform="skewX (-6.29036444863414E-017) rotate (-0.684867198482575) translate (9.78060437949401cm 6.02925961099624cm)" svg:viewBox="0 0 8438 7018" svg:d="M0 7018c6894 0 8438-7018 8438-7018l-176 17">
          <text:p/>
        </draw:path>
        <draw:frame draw:style-name="gr3" draw:text-style-name="P2" draw:layer="layout" svg:width="3.55cm" svg:height="0.971cm" svg:x="9.211cm" svg:y="14.307cm">
          <draw:text-box>
            <text:p><text:span text:style-name="T1">solution</text:span></text:p>
          </draw:text-box>
        </draw:frame>
        <draw:frame draw:style-name="gr5" draw:text-style-name="P2" draw:layer="layout" svg:width="3.55cm" svg:height="0.971cm" svg:x="9.162cm" svg:y="6.567cm">
          <draw:text-box>
            <text:p><text:span text:style-name="T1">answer</text:span></text:p>
          </draw:text-box>
        </draw:frame>
        <draw:frame draw:style-name="gr5" draw:text-style-name="P2" draw:layer="layout" svg:width="3.55cm" svg:height="0.971cm" svg:x="8.917cm" svg:y="7.988cm">
          <draw:text-box>
            <text:p><text:span text:style-name="T1">question</text:span></text:p>
          </draw:text-box>
        </draw:frame>
        <draw:frame draw:style-name="gr5" draw:text-style-name="P2" draw:layer="layout" svg:width="3.55cm" svg:height="0.971cm" svg:x="8.819cm" svg:y="9.753cm">
          <draw:text-box>
            <text:p><text:span text:style-name="T1">answer</text:span></text:p>
          </draw:text-box>
        </draw:frame>
        <draw:line draw:style-name="gr4" draw:text-style-name="P1" draw:layer="layout" svg:x1="13.425cm" svg:y1="7.594cm" svg:x2="8.134cm" svg:y2="7.5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559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19:11:03.198069669</meta:creation-date>
    <dc:date>2016-11-29T20:22:45.766995989</dc:date>
    <meta:editing-duration>PT1M</meta:editing-duration>
    <meta:editing-cycles>1</meta:editing-cycles>
    <meta:document-statistic meta:object-count="14"/>
    <meta:generator>LibreOffice/4.3.3.2$Linux_X86_64 LibreOffice_project/430m0$Build-2</meta:generator>
  </office:meta>
</office:document-meta>
</file>